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57b0" officeooo:paragraph-rsid="001857b0"/>
    </style:style>
    <style:style style:name="P2" style:family="paragraph" style:parent-style-name="Standard">
      <style:text-properties officeooo:rsid="001857b0" officeooo:paragraph-rsid="001dba96"/>
    </style:style>
    <style:style style:name="P3" style:family="paragraph" style:parent-style-name="Standard">
      <style:text-properties officeooo:rsid="002405df" officeooo:paragraph-rsid="0022b4a8"/>
    </style:style>
    <style:style style:name="P4" style:family="paragraph" style:parent-style-name="Standard" style:master-page-name="">
      <loext:graphic-properties draw:fill="none"/>
      <style:paragraph-properties fo:margin-left="0cm" fo:margin-right="-7.601cm" fo:text-indent="0cm" style:auto-text-indent="false" style:page-number="auto" fo:background-color="transparent"/>
      <style:text-properties fo:font-weight="bold" officeooo:rsid="001857b0" officeooo:paragraph-rsid="001857b0" style:font-weight-asian="bold" style:font-weight-complex="bold"/>
    </style:style>
    <style:style style:name="P5" style:family="paragraph" style:parent-style-name="Standard">
      <style:text-properties officeooo:rsid="001857b0" officeooo:paragraph-rsid="001857b0"/>
    </style:style>
    <style:style style:name="P6" style:family="paragraph" style:parent-style-name="Standard">
      <style:text-properties officeooo:rsid="00291592" officeooo:paragraph-rsid="00291592"/>
    </style:style>
    <style:style style:name="P7" style:family="paragraph" style:parent-style-name="Standard">
      <style:text-properties officeooo:rsid="00291592" officeooo:paragraph-rsid="0029dad2"/>
    </style:style>
    <style:style style:name="P8" style:family="paragraph" style:parent-style-name="Standard">
      <style:text-properties officeooo:rsid="0029dad2" officeooo:paragraph-rsid="0029dad2"/>
    </style:style>
    <style:style style:name="P9" style:family="paragraph" style:parent-style-name="Standard">
      <style:paragraph-properties fo:text-align="center" style:justify-single-word="false"/>
      <style:text-properties officeooo:rsid="0029dad2" officeooo:paragraph-rsid="0029dad2"/>
    </style:style>
    <style:style style:name="P10" style:family="paragraph" style:parent-style-name="Standard">
      <style:text-properties officeooo:rsid="002bcaa2" officeooo:paragraph-rsid="002bcaa2"/>
    </style:style>
    <style:style style:name="P11" style:family="paragraph" style:parent-style-name="Header">
      <style:text-properties officeooo:rsid="00291592" officeooo:paragraph-rsid="00291592"/>
    </style:style>
    <style:style style:name="T1" style:family="text">
      <style:text-properties officeooo:rsid="00276128"/>
    </style:style>
    <style:style style:name="T2" style:family="text">
      <style:text-properties officeooo:rsid="0029f807"/>
    </style:style>
    <style:style style:name="T3" style:family="text">
      <style:text-properties officeooo:rsid="002cd1b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ridge &amp; Company Ltd</text:p>
      <text:p text:style-name="P2">Centre House, </text:p>
      <text:p text:style-name="P2">Court Parade Aldridge</text:p>
      <text:p text:style-name="P1">Walsall, WS9 8LT</text:p>
      <text:p text:style-name="P1"/>
      <text:p text:style-name="P9">Deficits in <text:span text:style-name="T2">the </text:span>refund of expenses</text:p>
      <text:p text:style-name="P9">Payroll: #836329</text:p>
      <text:p text:style-name="P9"/>
      <text:p text:style-name="P6">Dear Personnel</text:p>
      <text:p text:style-name="P6"/>
      <text:p text:style-name="P8">This matter has been raised with you starting from the email posted on 14/10/2017, seeking the clarifications on paid amounts against the claims made. Subsequently, again on 09/09/2018, roughly a year later, I found that there were deficits in the amount being refunded against the amount claimed. <text:s/>I had sent in all the recorded expenses in two zip files, but haven’t yet receipt a satisfactory answer.</text:p>
      <text:p text:style-name="P8"/>
      <text:p text:style-name="P8">Please find attached all printed copies of my claimed expense forms (reprinted and signed), against the payslips issued by you, ringed the amount of expenses paid, and the summary of all <text:s text:c="2"/>that was claimed on the side of what has been paid. It shown an amount of £187.70 deficit. Could you please examine the evidence presented and arrange of replenishments appropriately. </text:p>
      <text:p text:style-name="P8"/>
      <text:p text:style-name="P10">Please note also, the deficit amount does not include the most recent expenses claimed amount <text:span text:style-name="T3">of £21.30</text:span> (04/11/2018, covering period 17/10/2018-02/11/2018) <text:span text:style-name="T3">on a separate sheet (with evidences).</text:span></text:p>
      <text:p text:style-name="P6"/>
      <text:p text:style-name="P8">Kind Regards,</text:p>
      <text:p text:style-name="P7"/>
      <text:p text:style-name="P7"/>
      <text:p text:style-name="P7"/>
      <text:p text:style-name="P7"/>
      <text:p text:style-name="P7"/>
      <text:p text:style-name="P7"/>
      <text:p text:style-name="P1">Hoang Duy Tran, 21 Fox House, Maysoule Road, London SW11 2BX, <text:span text:style-name="T1">(</text:span>836329<text:span text:style-name="T1">)</text:span></text:p>
      <text:p text:style-name="P1">Phone: +44 7424 355 760</text:p>
      <text:p text:style-name="P1">E-mail: <text:a xlink:type="simple" xlink:href="mailto:hoangduytran1960@googlemail.com" text:style-name="Internet_20_link" text:visited-style-name="Visited_20_Internet_20_Link">hoangduytran1960@googlemail.com</text:a></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96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05cm" style:type="center"/>
          <style:tab-stop style:position="16.103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91592" officeooo:paragraph-rsid="00291592"/>
    </style:style>
    <style:page-layout style:name="Mpm1">
      <style:page-layout-properties fo:page-width="21.001cm" fo:page-height="29.7cm" style:num-format="1" style:print-orientation="portrait" fo:margin-top="5.701cm" fo:margin-bottom="2cm" fo:margin-left="2.499cm" fo:margin-right="2.3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4:44:41.014347285</meta:creation-date>
    <dc:date>2018-11-04T23:52:15.852869375</dc:date>
    <meta:editing-duration>PT1H12M</meta:editing-duration>
    <meta:editing-cycles>18</meta:editing-cycles>
    <meta:generator>LibreOffice/6.0.6.2$Linux_X86_64 LibreOffice_project/00$Build-2</meta:generator>
    <meta:print-date>2018-11-04T23:56:43.200022275</meta:print-date>
    <meta:document-statistic meta:table-count="0" meta:image-count="0" meta:object-count="0" meta:page-count="1" meta:paragraph-count="14" meta:word-count="197" meta:character-count="1250" meta:non-whitespace-character-count="1062"/>
  </office:meta>
</office:document-meta>
</file>